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2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END OF AHAB'S REIGN (22:1-4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END OF AHAB'S REIGN (22:1-40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Ahab and Jehoshaphat (22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Ahab and the prophets (22:5-28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Ahab and the prophets (22:5-28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prophets of Ahab (22:5-6, 10-1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prophet of the Lord (22:7-9, 13-2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prophet of the Lord (22:7-9, 13-28):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What he says (22:13-16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What he saw (22:17-2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What he suggests (22:24-2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Ahab and the prophets (22:5-28):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prophets of Ahab (22:5-6, 10-12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prophet of the Lord (22:7-9, 13-28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END OF AHAB'S REIGN (22:1-40)<text:s text:c="1"/></text:span><text:span text:style-name="a505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Ahab and Jehoshaphat (22:1-4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Ahab and the prophets (22:5-28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Ahab and the Arameans (22:29-40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<text:s text:c="1"/>Ahab and the Arameans (22:29-40):<text:s text:c="1"/></text:span><text:span text:style-name="a523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<text:s text:c="1"/>The royal apparel (22:29-33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random arrow (22:34-40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THE END OF AHAB'S REIGN (22:1-40)<text:s text:c="1"/></text:span><text:span text:style-name="a538" text:class-names=""/></text:p>
          </draw:text-box>
          <svg:title/>
          <svg:desc/>
        </draw:frame>
        <draw:frame draw:id="id98" presentation:style-name="a553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Ahab and Jehoshaphat (22:1-4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Ahab and the prophets (22:5-28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Ahab and the Arameans (22:29-40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9" draw:style-name="a554" draw:master-page-name="Master1-Layout12-tx-Title-and-Text" presentation:presentation-page-layout-name="Master1-PPL12" draw:id="Slide-264">
        <draw:frame draw:id="id99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1 Kings 22<text:s text:c="1"/></text:span><text:span text:style-name="a556" text:class-names=""/></text:p>
          </draw:text-box>
          <svg:title/>
          <svg:desc/>
        </draw:frame>
        <draw:frame draw:id="id100" presentation:style-name="a571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THE END OF AHAB'S REIGN (22:1-40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EVENTS OF JEHOSPHAPHAT'S REIGN (22:41-50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Evilness of ahaziah's Reign (22:51-53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22 </dc:title>
    <meta:initial-creator>David STRICKLAND</meta:initial-creator>
    <dc:creator>David STRICKLAND</dc:creator>
    <meta:creation-date>2020-02-23T23:08:38Z</meta:creation-date>
    <dc:date>2020-02-23T23:08:38Z</dc:date>
    <meta:template xlink:href="BibleStudy" xlink:type="simple"/>
    <meta:editing-cycles>1</meta:editing-cycles>
    <meta:editing-duration>PT0S</meta:editing-duration>
    <meta:document-statistic meta:paragraph-count="30" meta:word-count="235"/>
  </office:meta>
</office:document-meta>
</file>